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3589d" style:font-size-asian="16pt" style:font-size-complex="16pt"/>
    </style:style>
    <style:style style:name="P2" style:family="paragraph" style:parent-style-name="Standard">
      <style:text-properties fo:font-size="16pt" officeooo:rsid="0013af60" officeooo:paragraph-rsid="0013af60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3af60" officeooo:paragraph-rsid="0013af6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paragraph-rsid="0013589d" style:font-size-asian="16pt" style:font-size-complex="16pt"/>
    </style:style>
    <style:style style:name="P5" style:family="paragraph" style:parent-style-name="Standard">
      <style:text-properties fo:font-size="16pt" fo:font-weight="bold" officeooo:rsid="0013af60" officeooo:paragraph-rsid="0013589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3589d" officeooo:paragraph-rsid="0013589d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13589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paragraph-rsid="0013589d" style:font-size-asian="16pt" style:font-weight-asian="bold" style:font-size-complex="16pt" style:font-weight-complex="bold"/>
    </style:style>
    <style:style style:name="P9" style:family="paragraph" style:parent-style-name="Standard">
      <style:text-properties fo:font-weight="bold" officeooo:paragraph-rsid="0013589d" style:font-weight-asian="bold" style:font-weight-complex="bold"/>
    </style:style>
    <style:style style:name="P10" style:family="paragraph" style:parent-style-name="Standard">
      <style:text-properties fo:font-size="22pt" style:text-underline-style="solid" style:text-underline-width="auto" style:text-underline-color="font-color" fo:font-weight="bold" officeooo:paragraph-rsid="0013589d" style:font-size-asian="22pt" style:font-weight-asian="bold" style:font-size-complex="22pt"/>
    </style:style>
    <style:style style:name="P11" style:family="paragraph" style:parent-style-name="Standard" style:master-page-name="Standard">
      <style:paragraph-properties style:page-number="auto"/>
      <style:text-properties fo:font-size="22pt" officeooo:paragraph-rsid="0013589d" style:font-size-asian="22pt" style:font-size-complex="2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officeooo:rsid="0013589d" style:font-size-asian="18pt" style:font-weight-asian="bold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3589d" style:font-size-asian="16pt" style:font-size-complex="16pt"/>
    </style:style>
    <style:style style:name="T5" style:family="text">
      <style:text-properties fo:font-size="16pt" officeooo:rsid="0013af60" style:font-size-asian="16pt" style:font-size-complex="16pt"/>
    </style:style>
    <style:style style:name="T6" style:family="text">
      <style:text-properties fo:font-size="16pt" officeooo:rsid="0014a174" style:font-size-asian="16pt" style:font-size-complex="16pt"/>
    </style:style>
    <style:style style:name="T7" style:family="text">
      <style:text-properties fo:font-size="16pt" officeooo:rsid="00176ab0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weight="bold" officeooo:rsid="0013589d" style:font-weight-asian="bold" style:font-weight-complex="bold"/>
    </style:style>
    <style:style style:name="T12" style:family="text">
      <style:text-properties officeooo:rsid="0014a174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style:text-underline-style="solid" style:text-underline-width="auto" style:text-underline-color="font-color" fo:font-weight="bold" officeooo:rsid="0013589d" style:font-weight-asian="bold"/>
    </style:style>
    <style:style style:name="T15" style:family="text">
      <style:text-properties style:text-underline-style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<text:s/><text:tab/><text:tab/></text:span><text:span text:style-name="T13">Pozvánka a propozice na soutěž o</text:span><text:span text:style-name="T15"> <text:tab/><text:tab/><text:tab/><text:tab/> <text:s text:c="3"/></text:span><text:span text:style-name="T13">„ Mistra kroužku 202</text:span><text:span text:style-name="T14">3</text:span><text:span text:style-name="T13">“</text:span></text:p>
      <text:p text:style-name="P10"/>
      <text:p text:style-name="P3">Pořadatel Raketomodelářský klub Letostroj Letovice p.s.</text:p>
      <text:p text:style-name="P8"/>
      <text:p text:style-name="P9"><text:span text:style-name="T3"><text:s text:c="2"/>Soutěž o „Mistra kroužku“ raketových modelářů žáků při SVČ Letokruh Letovice a RMK Letovice, se koná v sobotu </text:span><text:span text:style-name="T4">3</text:span><text:span text:style-name="T3">.6. 202</text:span><text:span text:style-name="T5">3</text:span><text:span text:style-name="T3"> od 9.00 hod na letišti LK Letovice.</text:span></text:p>
      <text:p text:style-name="P5"/>
      <text:p text:style-name="P5"/>
      <text:p text:style-name="P7"><text:span text:style-name="T3">Hlavní rozhodčí: </text:span><text:span text:style-name="T8">Bohuslav Kuda</text:span></text:p>
      <text:p text:style-name="P1">Časoměřiči určeni na místě konání</text:p>
      <text:p text:style-name="P7"><text:span text:style-name="T3">Pravidla FAI s platností od 1.1. 202</text:span><text:span text:style-name="T4">3</text:span><text:span text:style-name="T3">- úpravy pro žáky </text:span><text:span text:style-name="T5">max. 90 sec.</text:span><text:span text:style-name="T3">!</text:span></text:p>
      <text:p text:style-name="P2">Nesmí se odhodit píst a ucpávky!</text:p>
      <text:p text:style-name="P1"><text:s/><text:span text:style-name="T11">Kategorie: streamer S6A 2,5 Ns </text:span></text:p>
      <text:p text:style-name="P6"/>
      <text:p text:style-name="P7"><text:span text:style-name="T9">Časový rozvrh</text:span><text:span text:style-name="T10">:</text:span></text:p>
      <text:p text:style-name="P4"/>
      <text:p text:style-name="P1">Sraz na letišti v <text:span text:style-name="T12">9</text:span>.<text:span text:style-name="T12">0</text:span>0</text:p>
      <text:p text:style-name="P7"><text:span text:style-name="T3">9.</text:span><text:span text:style-name="T6">3</text:span><text:span text:style-name="T3">0 – 1</text:span><text:span text:style-name="T4">1</text:span><text:span text:style-name="T3">.</text:span><text:span text:style-name="T7">3</text:span><text:span text:style-name="T3">0 <text:s text:c="7"/><text:tab/>3 kola streamer 2,5 Ns</text:span></text:p>
      <text:p text:style-name="P1"/>
      <text:p text:style-name="P1">Motorky 2,5 Ns průměr 13 mm a palníky jsou zajištěny RMK </text:p>
      <text:p text:style-name="P1">Letovice.</text:p>
      <text:p text:style-name="P1">Odpalování individuální, zajistí pořadatel! </text:p>
      <text:p text:style-name="P2">Rampy: průměr 5 mm, nebo vlastní se souhlasem sp. komisaře</text:p>
      <text:p text:style-name="P1">Soutěžící na prvních třech místech obdrží diplom a věcnou cenu!</text:p>
      <text:p text:style-name="P1"/>
      <text:p text:style-name="P1">Létá se za každého počasí, v případě deště vezměte pláštěnku a odpovídající obuv.</text:p>
      <text:p text:style-name="P1"/>
      <text:p text:style-name="P7"><text:span text:style-name="T4">18</text:span><text:span text:style-name="T3">.</text:span><text:span text:style-name="T4">5</text:span><text:span text:style-name="T3">. 202</text:span><text:span text:style-name="T4">3</text:span><text:span text:style-name="T3"> <text:s/><text:tab/><text:tab/><text:tab/><text:tab/><text:tab/><text:tab/>Jiří Kašpar ved. kroužku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8T22:16:08.926000000</meta:creation-date>
    <dc:date>2023-05-20T21:43:05.225000000</dc:date>
    <meta:editing-duration>PT13M50S</meta:editing-duration>
    <meta:editing-cycles>6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8" meta:word-count="145" meta:character-count="906" meta:non-whitespace-character-count="746"/>
  </office:meta>
</office:document-meta>
</file>